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margin-left="2.501cm" fo:margin-right="0cm" fo:text-align="start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Header">
      <style:paragraph-properties fo:text-align="center" style:justify-single-word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- Un extranet pour gérer le planning de toutes les personnes sur 3 différents domaines :</text:p>
      <text:p text:style-name="P5">1, Réception</text:p>
      <text:p text:style-name="P5">2, Cafétaria</text:p>
      <text:p text:style-name="P5">3, Nettoyage</text:p>
      <text:p text:style-name="P6"/>
      <text:p text:style-name="P6">- Programmer les envoi de mise a disponibilité </text:p>
      <text:p text:style-name="P6"><text:a xlink:type="simple" xlink:href="http://www.kns-3w.com/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>Mise a disponibilité</text:p>
      <text:p text:style-name="P7"/>
      <text:p text:style-name="P9">Comporte :</text:p>
      <text:list xml:id="list7882975318627718587" text:style-name="L1">
        <text:list-item>
          <text:p text:style-name="P4">En-tête de page (par défaut avec une autre section pour la modification si besoin)</text:p>
        </text:list-item>
        <text:list-item>
          <text:p text:style-name="P4">Le remplaçant</text:p>
          <text:list>
            <text:list-item>
              <text:p text:style-name="P4">Nom et Prénom</text:p>
            </text:list-item>
            <text:list-item>
              <text:p text:style-name="P4">Date de naissance et pays de naissance</text:p>
            </text:list-item>
            <text:list-item>
              <text:p text:style-name="P4">N° de Sécurité sociale</text:p>
            </text:list-item>
            <text:list-item>
              <text:p text:style-name="P4">Adresse</text:p>
            </text:list-item>
            <text:list-item>
              <text:p text:style-name="P4">Nationalité</text:p>
            </text:list-item>
            <text:list-item>
              <text:p text:style-name="P4">Qualification (Modifiable)</text:p>
            </text:list-item>
          </text:list>
        </text:list-item>
        <text:list-item>
          <text:p text:style-name="P4">Utilisateur (Client)</text:p>
          <text:list>
            <text:list-item>
              <text:p text:style-name="P4">Nom</text:p>
            </text:list-item>
            <text:list-item>
              <text:p text:style-name="P4">Adresse</text:p>
            </text:list-item>
            <text:list-item>
              <text:p text:style-name="P4">Personne à demander</text:p>
            </text:list-item>
          </text:list>
        </text:list-item>
        <text:list-item>
          <text:p text:style-name="P4">Durée de la mission</text:p>
          <text:list>
            <text:list-item>
              <text:p text:style-name="P4">Date de début</text:p>
            </text:list-item>
            <text:list-item>
              <text:p text:style-name="P4">Heure de début</text:p>
            </text:list-item>
            <text:list-item>
              <text:p text:style-name="P4">Durée hebdomadaire</text:p>
            </text:list-item>
            <text:list-item>
              <text:p text:style-name="P4">Horaire hebdomadaire (devra être calculée automatiquement à partir de la date de début et l'heure de début.</text:p>
            </text:list-item>
          </text:list>
        </text:list-item>
        <text:list-item>
          <text:p text:style-name="P4">Facturation</text:p>
          <text:list>
            <text:list-item>
              <text:p text:style-name="P4">Taux heures normales (montant en €)</text:p>
            </text:list-item>
            <text:list-item>
              <text:p text:style-name="P4">Indemnité de repas (Journalière avec un montant par défaut modifiable)</text:p>
            </text:list-item>
            <text:list-item>
              <text:p text:style-name="P4">Indemnité de transport(Journalière avec un montant par défaut modifiable)</text:p>
            </text:list-item>
          </text:list>
        </text:list-item>
        <text:list-item>
          <text:p text:style-name="P4">Conditions particulières et section légale</text:p>
          <text:list>
            <text:list-item>
              <text:p text:style-name="P4">Par défaut (avec une autre section pour la modification si besoin)</text:p>
            </text:list-item>
          </text:list>
        </text:list-item>
        <text:list-item>
          <text:p text:style-name="P4">Pied de page (par défaut avec une autre section pour la modification si besoin)</text:p>
        </text:list-item>
      </text:list>
      <text:p text:style-name="P3"/>
      <text:list xml:id="list20697208" text:continue-numbering="true" text:style-name="L1">
        <text:list-item>
          <text:p text:style-name="P4">Envoi automatiquement par mail à l'adresse de l'utilisateur(client)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Extranet YKJ Services</text:p>
      </style:header>
      <style:footer>
        <text:p text:style-name="Footer"/>
      </style:footer>
    </style:master-page>
    <style:master-page style:name="Foot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halid Sookia</meta:initial-creator>
    <meta:creation-date>2014-05-24T06:01:17.43</meta:creation-date>
    <dc:date>2014-05-29T00:55:26.17</dc:date>
    <dc:creator>Khalid Sookia</dc:creator>
    <meta:editing-duration>P4DT18H54M5S</meta:editing-duration>
    <meta:editing-cycles>7</meta:editing-cycles>
    <meta:generator>OpenOffice/4.0.1$Win32 OpenOffice.org_project/401m5$Build-9714</meta:generator>
    <meta:document-statistic meta:table-count="0" meta:image-count="0" meta:object-count="0" meta:page-count="3" meta:paragraph-count="33" meta:word-count="197" meta:character-count="1147"/>
  </office:meta>
</office:document-meta>
</file>